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Lucida Sans1" svg:font-family="'Lucida Sans'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8Num1"/>
    <style:style style:name="P2" style:family="paragraph" style:parent-style-name="Standard" style:list-style-name="WW8Num1">
      <style:text-properties fo:color="#ff3300"/>
    </style:style>
    <style:style style:name="P3" style:family="paragraph" style:parent-style-name="Standard" style:list-style-name="WW8Num1">
      <style:text-properties fo:color="#ff3300" fo:font-style="normal" style:font-style-asian="normal" style:font-style-complex="normal"/>
    </style:style>
    <style:style style:name="P4" style:family="paragraph" style:parent-style-name="Standard" style:list-style-name="WW8Num1">
      <style:text-properties fo:color="#0000ff"/>
    </style:style>
    <style:style style:name="P5" style:family="paragraph" style:parent-style-name="Standard" style:list-style-name="WW8Num1">
      <style:text-properties fo:color="#0000ff" fo:font-style="normal" style:font-style-asian="normal" style:font-style-complex="normal"/>
    </style:style>
    <style:style style:name="P6" style:family="paragraph" style:parent-style-name="Standard" style:list-style-name="WW8Num1">
      <style:text-properties fo:color="#ff3399"/>
    </style:style>
    <style:style style:name="P7" style:family="paragraph" style:parent-style-name="Standard" style:list-style-name="WW8Num1">
      <style:text-properties fo:color="#00cc33"/>
    </style:style>
    <style:style style:name="P8" style:family="paragraph" style:parent-style-name="Standard" style:list-style-name="WW8Num2">
      <style:text-properties fo:color="#00cc33"/>
    </style:style>
    <style:style style:name="P9" style:family="paragraph" style:parent-style-name="Standard" style:list-style-name="WW8Num2"/>
    <style:style style:name="P10" style:family="paragraph" style:parent-style-name="Standard" style:list-style-name="WW8Num1" style:master-page-name="Standard">
      <style:paragraph-properties style:page-number="auto"/>
      <style:text-properties fo:color="#ff3300"/>
    </style:style>
    <style:style style:name="T1" style:family="text">
      <style:text-properties fo:color="#ff3300"/>
    </style:style>
    <style:style style:name="T2" style:family="text">
      <style:text-properties fo:color="#ff3300" fo:font-style="normal" style:font-style-asian="normal" style:font-style-complex="normal"/>
    </style:style>
    <style:style style:name="T3" style:family="text">
      <style:text-properties fo:color="#0000ff"/>
    </style:style>
    <style:style style:name="T4" style:family="text">
      <style:text-properties fo:color="#0000ff" fo:font-style="normal" style:font-style-asian="normal" style:font-style-complex="normal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fo:color="#ff3399"/>
    </style:style>
    <style:style style:name="T7" style:family="text">
      <style:text-properties fo:color="#ff3399" fo:font-style="italic" style:font-style-asian="italic" style:font-style-complex="italic"/>
    </style:style>
    <style:style style:name="T8" style:family="text">
      <style:text-properties fo:color="#ff3399" style:text-underline-style="solid" style:text-underline-width="auto" style:text-underline-color="font-color"/>
    </style:style>
    <style:style style:name="T9" style:family="text">
      <style:text-properties fo:color="#00cc33"/>
    </style:style>
    <style:style style:name="T10" style:family="text">
      <style:text-properties fo:color="#00cc33"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64435700648312153" text:style-name="WW8Num1">
        <text:list-item>
          <text:p text:style-name="P10">¿Quién ha sido el cliente?</text:p>
          <text:list>
            <text:list-item>
              <text:p text:style-name="P2">Adalab.</text:p>
            </text:list-item>
            <text:list-item>
              <text:p text:style-name="P2">Necesidades que cubre el Producto: reducir el consumo de papel. Más árboles, más felicidad. Criaturas más felices. Inmediatez, siempre a mano. Más compatible que una vcard.</text:p>
            </text:list-item>
          </text:list>
        </text:list-item>
        <text:list-item>
          <text:p text:style-name="P2">Presentación integrantes:</text:p>
          <text:list>
            <text:list-item>
              <text:p text:style-name="P4">Ana: </text:p>
            </text:list-item>
            <text:list-item>
              <text:p text:style-name="P6">Camilla: </text:p>
            </text:list-item>
            <text:list-item>
              <text:p text:style-name="P7">Esther: </text:p>
            </text:list-item>
            <text:list-item>
              <text:p text:style-name="P2">Adriana: </text:p>
            </text:list-item>
          </text:list>
        </text:list-item>
        <text:list-item>
          <text:p text:style-name="P2">Aportaciones únicas: branding, naming:</text:p>
          <text:list>
            <text:list-item>
              <text:p text:style-name="P2">Creatures of JS.</text:p>
            </text:list-item>
            <text:list-item>
              <text:p text:style-name="P2">Integrar el motor de plantillas del Adalab starter kit a nuestro proyecto.</text:p>
            </text:list-item>
            <text:list-item>
              <text:p text:style-name="P2">Animaciones (TBD).</text:p>
            </text:list-item>
          </text:list>
        </text:list-item>
        <text:list-item>
          <text:p text:style-name="P7">Organización del equipo:</text:p>
          <text:list>
            <text:list-item>
              <text:p text:style-name="P7">Individual: HTML y CSS (Sass).</text:p>
            </text:list-item>
            <text:list-item>
              <text:p text:style-name="P7">En equipo: todo JS.</text:p>
            </text:list-item>
            <text:list-item>
              <text:p text:style-name="P7">Pair... (gif de planta rodadora....).</text:p>
            </text:list-item>
          </text:list>
        </text:list-item>
        <text:list-item>
          <text:p text:style-name="P7">Tecnologías usadas: para qué sirven y partes del código que merezcan la pena resaltar:</text:p>
          <text:list>
            <text:list-item>
              <text:p text:style-name="P1"><text:span text:style-name="T9">DevTools: </text:span><text:span text:style-name="T10">sources</text:span><text:span text:style-name="T9">, </text:span><text:span text:style-name="T10">network</text:span><text:span text:style-name="T9">, </text:span><text:span text:style-name="T10">application</text:span><text:span text:style-name="T9">.</text:span></text:p>
            </text:list-item>
            <text:list-item>
              <text:p text:style-name="P7">VS Code: Prettier, ESLint.</text:p>
            </text:list-item>
            <text:list-item>
              <text:p text:style-name="P7">GitHub: pull request, ramas, concepto “ticket”.</text:p>
            </text:list-item>
            <text:list-item>
              <text:p text:style-name="P6">JS → gif o vídeo que lo muestre.</text:p>
              <text:list>
                <text:list-item>
                  <text:p text:style-name="P6">Paletas.</text:p>
                </text:list-item>
                <text:list-item>
                  <text:p text:style-name="P6">Colapsables (cambio de código del nuestro al de Miguel).</text:p>
                </text:list-item>
                <text:list-item>
                  <text:p text:style-name="P6">Recoger datos del formulario.</text:p>
                </text:list-item>
                <text:list-item>
                  <text:p text:style-name="P1"><text:span text:style-name="T6">Foto → </text:span><text:span text:style-name="T7">preview</text:span><text:span text:style-name="T6">.</text:span></text:p>
                </text:list-item>
                <text:list-item>
                  <text:p text:style-name="P1"><text:span text:style-name="T7">Local storage</text:span><text:span text:style-name="T6">.</text:span></text:p>
                </text:list-item>
                <text:list-item>
                  <text:p text:style-name="P1"><text:span text:style-name="T6">Botón </text:span><text:span text:style-name="T7">reset</text:span><text:span text:style-name="T6">.</text:span></text:p>
                </text:list-item>
                <text:list-item>
                  <text:p text:style-name="P6">Fetch.</text:p>
                </text:list-item>
              </text:list>
            </text:list-item>
          </text:list>
        </text:list-item>
        <text:list-item>
          <text:p text:style-name="P4">Retos (no problemas):</text:p>
          <text:list>
            <text:list-item>
              <text:p text:style-name="P4">Fetch.</text:p>
            </text:list-item>
            <text:list-item>
              <text:p text:style-name="P4">Header colapsable.</text:p>
            </text:list-item>
            <text:list-item>
              <text:p text:style-name="P4">Trabajo en código escrito por otras personas.</text:p>
            </text:list-item>
          </text:list>
        </text:list-item>
        <text:list-item>
          <text:p text:style-name="P4">Tareas o partes de las que el equipo se siente más orgulloso:</text:p>
          <text:list>
            <text:list-item>
              <text:p text:style-name="P5">Conseguir de cero código funcional en JS (sin chivatazos de Iván o Miguel) → fetch y botón de twitter.</text:p>
            </text:list-item>
            <text:list-item>
              <text:p text:style-name="P1"><text:span text:style-name="T4">Evento k</text:span><text:span text:style-name="T5">eyup </text:span><text:span text:style-name="T4">en el formulario para que aparezca en la tarjeta.</text:span></text:p>
            </text:list-item>
          </text:list>
        </text:list-item>
        <text:list-item>
          <text:p text:style-name="P3">Conclusiones:</text:p>
          <text:list>
            <text:list-item>
              <text:p text:style-name="P3">Recapitulación: todo lo molón de este proyecto.</text:p>
            </text:list-item>
          </text:list>
        </text:list-item>
        <text:list-item>
          <text:p text:style-name="P3">¿Tenéis dudas?</text:p>
        </text:list-item>
      </text:list>
      <text:p text:style-name="Standard"/>
      <text:list xml:id="list2095998923049998806" text:style-name="WW8Num2">
        <text:list-item>
          <text:p text:style-name="P9">Buen inicio y buen cierre.</text:p>
        </text:list-item>
        <text:list-item>
          <text:p text:style-name="P9">1ª persona del plural.</text:p>
        </text:list-item>
      </text:list>
      <text:p text:style-name="Standard"/>
      <text:list xml:id="list30584846" text:continue-numbering="true" text:style-name="WW8Num2">
        <text:list-item>
          <text:p text:style-name="P8">README.m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Lucida Sans1" svg:font-family="'Lucida Sans'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s" fo:country="ES" style:letter-kerning="true" style:font-name-asian="SimSun1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WW8Num1z0" style:family="text">
      <style:text-properties fo:font-style="normal" style:font-style-asian="normal" style:font-style-complex="normal"/>
    </style:style>
    <style:style style:name="WW8Num1z1" style:family="text">
      <style:text-properties fo:color="#00cc33" fo:font-style="normal" style:font-style-asian="normal" style:font-style-complex="normal"/>
    </style:style>
    <style:style style:name="WW8Num1z2" style:family="text">
      <style:text-properties fo:color="#ff3399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riana Del Teso</meta:initial-creator>
    <meta:creation-date>2021-02-13T09:18:55</meta:creation-date>
    <meta:editing-duration>P15824DT17H31M44S</meta:editing-duration>
    <meta:document-statistic meta:table-count="0" meta:image-count="0" meta:object-count="0" meta:page-count="1" meta:paragraph-count="41" meta:word-count="250" meta:character-count="1413"/>
    <dc:date>2021-02-13T10:35:12.85</dc:date>
    <dc:creator>Adriana Del Teso</dc:creator>
    <meta:generator>OpenOffice/4.1.8$Win32 OpenOffice.org_project/418m3$Build-9803</meta:generator>
  </office:meta>
</office:document-meta>
</file>